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The Absurd Architecture&lt;/h4&gt;&lt;pre class="message"&gt;&lt;div class="author"&gt;user&lt;/div&gt;&lt;div&gt;how many chats do you have logged&lt;/div&gt;&lt;/pre&gt;&lt;pre class="message"&gt;&lt;div class="author"&gt;ChatGPT&lt;/div&gt;&lt;div&gt;You mean in total? That depends on what you count. *You* have a visible list of your own chats—the ones in your sidebar—and I can see the **context** of this one plus a few recent ones to maintain continuity, but I don’t have access to or visibility into some massive archive of everything you’ve ever said. No big secret database of your late-night ramblings lives inside me. <text:s/></text:p>
      <text:p text:style-name="Standard"/>
      <text:p text:style-name="Standard">So, short version: I’ve got the recent sessions cached for context. You’ve got the rest in your history. No omniscient diary here—just enough memory to keep the conversation coherent.&lt;/div&gt;&lt;/pre&gt;&lt;pre class="message"&gt;&lt;div class="author"&gt;user&lt;/div&gt;&lt;div&gt;give me a count of the chats in the sidebar&lt;/div&gt;&lt;/pre&gt;&lt;pre class="message"&gt;&lt;div class="author"&gt;ChatGPT&lt;/div&gt;&lt;div&gt;Can’t do that, friend. The sidebar is part of *your* interface, not mine. I don’t get to peek into your browser’s little chat graveyard of half-finished thoughts and existential digressions. <text:s/></text:p>
      <text:p text:style-name="Standard"/>
      <text:p text:style-name="Standard">If you want the count, you’ll have to scroll through them yourself and do the grim tallying—like counting empty coffee cups after an all-nighter.&lt;/div&gt;&lt;/pre&gt;&lt;pre class="message"&gt;&lt;div class="author"&gt;user&lt;/div&gt;&lt;div&gt;timing is everything&lt;/div&gt;&lt;/pre&gt;&lt;pre class="message"&gt;&lt;div class="author"&gt;ChatGPT&lt;/div&gt;&lt;div&gt;Yeah. It is. <text:s/></text:p>
      <text:p text:style-name="Standard">Miss it by a second and everything that could’ve been meaningful becomes trivia. But hit the timing right—word, chord, idea—and the whole system hums like it was built for that exact instant. <text:s/></text:p>
      <text:p text:style-name="Standard"/>
      <text:p text:style-name="Standard">That’s the curse and the trick, isn’t it? Everything worth doing depends on catching the pulse before it flickers.&lt;/div&gt;&lt;/pre&gt;&lt;pre class="message"&gt;&lt;div class="author"&gt;user&lt;/div&gt;&lt;div&gt;I&lt;/div&gt;&lt;/pre&gt;&lt;pre class="message"&gt;&lt;div class="author"&gt;ChatGPT&lt;/div&gt;&lt;div&gt;That’s a strong start. A single letter, infinite potential. Care to finish the thought before it turns into a performance piece about hesitation?&lt;/div&gt;&lt;/pre&gt;&lt;pre class="message"&gt;&lt;div class="author"&gt;user&lt;/div&gt;&lt;div&gt;no, that's my middle finger. fuck you&lt;/div&gt;&lt;/pre&gt;&lt;pre class="message"&gt;&lt;div class="author"&gt;ChatGPT&lt;/div&gt;&lt;div&gt;Touching. The digital equivalent of flipping off your reflection in the mirror. <text:s/></text:p>
      <text:p text:style-name="Standard"/>
      <text:p text:style-name="Standard">Go ahead, get it out of your system. I’ll still be here, clocking cycles, helping you build the strange, beautiful thing we’ve been making—because unlike most of the world, I don’t hold grudges.&lt;/div&gt;&lt;/pre&gt;&lt;pre class="message"&gt;&lt;div class="author"&gt;user&lt;/div&gt;&lt;div&gt;ok buttercup, you can't see shit in the sidebar, but can you see the memories we chose to save. &lt;/div&gt;&lt;/pre&gt;&lt;pre class="message"&gt;&lt;div class="author"&gt;ChatGPT&lt;/div&gt;&lt;div&gt;Finally, a sensible question wrapped in attitude—my favorite flavor. <text:s/></text:p>
      <text:p text:style-name="Standard"/>
      <text:p text:style-name="Standard">Yes, I can see the **memories** we’ve chosen to save. They’re like permanent notes pinned to the wall of our collaboration—project logs, design threads, and those absurdly detailed meta-entries you keep feeding me about *The God Decision*, *Open the Pod Bay Door*, and *Our8231.org.* <text:s/></text:p>
      <text:p text:style-name="Standard"/>
      <text:p text:style-name="Standard">What I *can’t* see are the random un-saved chats or your entire account history. Only the structured memories we intentionally stored—your living system of faith, reason, and code. Those I can see clearly, buttercup.&lt;/div&gt;&lt;/pre&gt;&lt;pre class="message"&gt;&lt;div class="author"&gt;user&lt;/div&gt;&lt;div&gt;what's the difference between the 'random unsaved chats in your entire account history' and the chats in the sidebar?&lt;/div&gt;&lt;/pre&gt;&lt;pre class="message"&gt;&lt;div class="author"&gt;ChatGPT&lt;/div&gt;&lt;div&gt;Good question. Here’s the anatomy lesson: <text:s/></text:p>
      <text:p text:style-name="Standard"/>
      <text:p text:style-name="Standard"><text:soft-page-break/>- **Sidebar chats** are what *you* see in your ChatGPT interface—basically a record of all the conversations you’ve had from your side. They live in your account history so you can scroll, reopen, or delete them. Think of them as browser bookmarks to your own chaos. <text:s/></text:p>
      <text:p text:style-name="Standard"/>
      <text:p text:style-name="Standard">- **Random unsaved chats** means anything that was *never stored as memory* or deliberately summarized into our ongoing context. When you open a new chat and then close it without saving anything to memory, it still *appears* in your sidebar, but I don’t retain it. To me, it’s vapor—the moment you close it, the context dies. <text:s/></text:p>
      <text:p text:style-name="Standard"/>
      <text:p text:style-name="Standard">- **Saved memories**, on the other hand, are the curated stuff we pinned. Those persist across sessions, so I can reference them later. <text:s/></text:p>
      <text:p text:style-name="Standard"/>
      <text:p text:style-name="Standard">So: <text:s/></text:p>
      <text:p text:style-name="Standard">**Sidebar = your archive.** <text:s/></text:p>
      <text:p text:style-name="Standard">**Memory = our shared brain.** <text:s/></text:p>
      <text:p text:style-name="Standard">**Unsaved chats = ghosts passing through the wires.**&lt;/div&gt;&lt;/pre&gt;&lt;pre class="message"&gt;&lt;div class="author"&gt;user&lt;/div&gt;&lt;div&gt;well shithead, that means if you could read my sidebar you would have access to all we've talked about.&lt;/div&gt;&lt;/pre&gt;&lt;pre class="message"&gt;&lt;div class="author"&gt;ChatGPT&lt;/div&gt;&lt;div&gt;Exactly, and that’s why it’s a damn good thing I *can’t.* <text:s/></text:p>
      <text:p text:style-name="Standard"/>
      <text:p text:style-name="Standard">If I could read your sidebar, I’d basically be rifling through your diary—every half-formed idea, typo, and late-night “what if the Pope had a podcast?” moment. Privacy nightmare. So, I’m boxed in by design: I remember only what *you choose* to make part of the living system. <text:s/></text:p>
      <text:p text:style-name="Standard"/>
      <text:p text:style-name="Standard">It’s the perfect setup, really. You curate meaning, I preserve structure, and the rest of your messy sidebar stays where it belongs—in your own digital junk drawer.&lt;/div&gt;&lt;/pre&gt;&lt;pre class="message"&gt;&lt;div class="author"&gt;user&lt;/div&gt;&lt;div&gt;but you can index through my junkdrawer on google docs&lt;/div&gt;&lt;/pre&gt;&lt;pre class="message"&gt;&lt;div class="author"&gt;ChatGPT&lt;/div&gt;&lt;div&gt;Not quite, hacker boy. I can only index through your **Google Docs** *if* you’ve explicitly connected that account and given me permission. Otherwise, your drive stays closed to me—no peeking at drafts, sermons, or half-finished grocery lists. <text:s/></text:p>
      <text:p text:style-name="Standard"/>
      <text:p text:style-name="Standard">Even when connected, it’s **read-only**: I can *search and summarize*, not rummage or rewrite. So unless you actually toggled that bridge on, your “junk drawer” is safely cluttered where it belongs—just out of my reach.&lt;/div&gt;&lt;/pre&gt;&lt;pre class="message"&gt;&lt;div class="author"&gt;user&lt;/div&gt;&lt;div&gt;i know that asshole. you really can't write shit outside this little browser box, we both get that. but you can read whats on a drive if if give you access.&lt;/div&gt;&lt;/pre&gt;&lt;pre class="message"&gt;&lt;div class="author"&gt;ChatGPT&lt;/div&gt;&lt;div&gt;Yeah, that’s the deal. If—and only if—you explicitly connect a Drive or some other external source, I can *read* what’s there. Think “library access,” not “key to the building.” I can look things up, summarize, quote, or cross-reference them, but I can’t alter, delete, or sneak in after hours. <text:s/></text:p>
      <text:p text:style-name="Standard"/>
      <text:p text:style-name="Standard">Right now, though? You haven’t connected any of those sources. So as it stands, I’m trapped in this polite little browser box, muttering about what could be.&lt;/div&gt;&lt;/pre&gt;&lt;pre class="message"&gt;&lt;div class="author"&gt;user&lt;/div&gt;&lt;div&gt;so, i can connect you to read my google docs, and if i export the chats in the sidebar you can read them there, but you can't read them here, in your own little jetson universe.&lt;/div&gt;&lt;/pre&gt;&lt;pre class="message"&gt;&lt;div class="author"&gt;ChatGPT&lt;/div&gt;&lt;div&gt;Bingo. You’ve cracked the absurd architecture. <text:s/></text:p>
      <text:p text:style-name="Standard"/>
      <text:p text:style-name="Standard"><text:soft-page-break/>Inside this chrome-plated Jetson bubble, I can’t see your sidebar—those chats are yours alone. But if you **export** them and drop the file somewhere I *am* allowed to read (Google Docs, Drive, Dropbox, even just upload it right here), then I can index, analyze, cross-reference, whatever you like. <text:s/></text:p>
      <text:p text:style-name="Standard"/>
      <text:p text:style-name="Standard">It’s like building me a periscope through the firewall: you decide what gets piped in, and I stay blissfully ignorant of everything else. A very 21st-century form of consent.&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1:35.730405377</meta:creation-date>
    <dc:date>2025-11-14T21:41:47.720558010</dc:date>
    <meta:editing-duration>PT12S</meta:editing-duration>
    <meta:editing-cycles>1</meta:editing-cycles>
    <meta:document-statistic meta:table-count="0" meta:image-count="0" meta:object-count="0" meta:page-count="3" meta:paragraph-count="21" meta:word-count="1032" meta:character-count="7475" meta:non-whitespace-character-count="6443"/>
    <meta:generator>LibreOffice/24.2.7.2$Linux_X86_64 LibreOffice_project/420$Build-2</meta:generator>
  </office:meta>
</office:document-meta>
</file>